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NodeTypeStateManager.recursiveAdd( List events , NodeImpl parent , NodeImpl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irtualNodeTypeStateManager.getVirtualItemStateProvi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rtualNodeTypeStateManager.VirtualNodeTypeStateManager( NodeTypeRegistry ntReg , DelegatingObservationDispatcher obs , NodeId rootNodeId ,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NodeTypeStateManager.nodeTypeReRegistered( Name 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rtualNodeTypeStateManager.nodeTypeUnregistered( Name 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rtualNodeTypeStateManager.recursiveRemove( List events , NodeImpl parent ,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rtualNodeTypeStateManager.nodeTypeRegistered( Name 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irtualNodeTypeStateManager.setSession( SessionImpl system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